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3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table:number-columns-repeated="28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.00.0000</text:date>, <text:time style:data-style-name="N2" text:time-value="20:02:12.9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3T20:09:29.637000000</dc:date>
    <meta:editing-duration>P10DT14H12M29S</meta:editing-duration>
    <meta:editing-cycles>4638</meta:editing-cycles>
    <meta:document-statistic meta:table-count="6" meta:cell-count="12755" meta:object-count="0"/>
    <meta:user-defined meta:name="qrichtext">1</meta:user-defined>
  </office:meta>
</office:document-meta>
</file>